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00d4f5" officeooo:paragraph-rsid="00023e07"/>
    </style:style>
    <style:style style:name="P2" style:family="paragraph" style:parent-style-name="Standard">
      <style:text-properties style:font-name="Courier" fo:font-weight="bold" officeooo:rsid="0000d4f5" officeooo:paragraph-rsid="00023e07" style:font-weight-asian="bold" style:font-weight-complex="bold"/>
    </style:style>
    <style:style style:name="P3" style:family="paragraph" style:parent-style-name="Standard">
      <style:text-properties style:font-name="Courier" fo:font-style="italic" officeooo:rsid="0000d4f5" officeooo:paragraph-rsid="00023e07" style:font-style-asian="italic" style:font-style-complex="italic"/>
    </style:style>
    <style:style style:name="P4" style:family="paragraph" style:parent-style-name="Standard">
      <style:text-properties style:font-name="Courier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Helvetica" officeooo:rsid="0000d4f5" officeooo:paragraph-rsid="00023e07"/>
    </style:style>
    <style:style style:name="P6" style:family="paragraph" style:parent-style-name="Standard">
      <style:text-properties style:font-name="Helvetica" fo:font-weight="bold" officeooo:rsid="0000d4f5" officeooo:paragraph-rsid="00023e07" style:font-weight-asian="bold" style:font-weight-complex="bold"/>
    </style:style>
    <style:style style:name="P7" style:family="paragraph" style:parent-style-name="Standard">
      <style:text-properties style:font-name="Helvetica" fo:font-style="italic" officeooo:rsid="0000d4f5" officeooo:paragraph-rsid="00023e07" style:font-style-asian="italic" style:font-style-complex="italic"/>
    </style:style>
    <style:style style:name="P8" style:family="paragraph" style:parent-style-name="Standard">
      <style:text-properties style:font-name="Helvetic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Helvetica1"/>
    </style:style>
    <style:style style:name="P10" style:family="paragraph" style:parent-style-name="Standard">
      <style:paragraph-properties fo:text-align="center" style:justify-single-word="false"/>
      <style:text-properties style:font-name="Helvetica1" officeooo:paragraph-rsid="0002bce1"/>
    </style:style>
    <style:style style:name="P11" style:family="paragraph" style:parent-style-name="Standard">
      <style:paragraph-properties fo:text-align="center" style:justify-single-word="false"/>
      <style:text-properties style:font-name="Helvetica1" officeooo:rsid="00057f9e" officeooo:paragraph-rsid="0002bce1"/>
    </style:style>
    <style:style style:name="P12" style:family="paragraph" style:parent-style-name="Standard">
      <style:text-properties style:font-name="Helvetica1" officeooo:paragraph-rsid="0002bce1"/>
    </style:style>
    <style:style style:name="P13" style:family="paragraph" style:parent-style-name="Standard">
      <style:text-properties style:font-name="Helvetica1" fo:font-size="6pt" style:font-size-asian="6pt" style:font-size-complex="6pt"/>
    </style:style>
    <style:style style:name="P14" style:family="paragraph" style:parent-style-name="Standard">
      <style:text-properties style:font-name="Helvetica1" fo:font-size="10pt" style:font-size-asian="10pt" style:font-size-complex="10pt"/>
    </style:style>
    <style:style style:name="P15" style:family="paragraph" style:parent-style-name="Standard">
      <style:text-properties style:font-name="Helvetica1" fo:font-size="18pt" style:font-size-asian="18pt" style:font-size-complex="18pt"/>
    </style:style>
    <style:style style:name="P16" style:family="paragraph" style:parent-style-name="Standard">
      <style:text-properties style:font-name="Helvetica1" fo:font-size="20pt" style:font-size-asian="20pt" style:font-size-complex="20pt"/>
    </style:style>
    <style:style style:name="P17" style:family="paragraph" style:parent-style-name="Standard">
      <style:text-properties style:font-name="Helvetica1" officeooo:rsid="001eef32" officeooo:paragraph-rsid="00023e07"/>
    </style:style>
    <style:style style:name="P18" style:family="paragraph" style:parent-style-name="Standard">
      <style:text-properties style:font-name="Helvetica1" fo:font-weight="bold" officeooo:rsid="001eef32" officeooo:paragraph-rsid="00023e07" style:font-weight-asian="bold" style:font-weight-complex="bold"/>
    </style:style>
    <style:style style:name="P19" style:family="paragraph" style:parent-style-name="Standard">
      <style:text-properties style:font-name="Helvetica1" fo:font-style="italic" fo:font-weight="bold" officeooo:rsid="001eef32" officeooo:paragraph-rsid="00023e07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Times" officeooo:rsid="000009b4" officeooo:paragraph-rsid="00023e07"/>
    </style:style>
    <style:style style:name="P21" style:family="paragraph" style:parent-style-name="Standard">
      <style:text-properties style:font-name="Times" fo:font-weight="bold" officeooo:rsid="000009b4" officeooo:paragraph-rsid="00023e07" style:font-weight-asian="bold" style:font-weight-complex="bold"/>
    </style:style>
    <style:style style:name="P22" style:family="paragraph" style:parent-style-name="Standard">
      <style:text-properties style:font-name="Times" fo:font-style="italic" officeooo:rsid="000009b4" officeooo:paragraph-rsid="00023e07" style:font-style-asian="italic" style:font-style-complex="italic"/>
    </style:style>
    <style:style style:name="P23" style:family="paragraph" style:parent-style-name="Standard">
      <style:text-properties style:font-name="Times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24" style:family="paragraph" style:parent-style-name="Heading">
      <style:text-properties style:font-name="Helvetica1"/>
    </style:style>
    <style:style style:name="P25" style:family="paragraph" style:parent-style-name="Standard">
      <style:text-properties style:font-name="Helvetica1"/>
    </style:style>
    <style:style style:name="P26" style:family="paragraph" style:parent-style-name="Standard">
      <style:text-properties style:font-name="Helvetica1" fo:font-size="26pt" officeooo:rsid="000009b4" style:font-size-asian="26pt" style:font-size-complex="26pt"/>
    </style:style>
    <style:style style:name="P27" style:family="paragraph" style:parent-style-name="Standard">
      <style:text-properties style:font-name="Helvetica1" fo:font-size="26pt" officeooo:rsid="000009b4" officeooo:paragraph-rsid="00117b99" style:font-size-asian="26pt" style:font-size-complex="26pt"/>
    </style:style>
    <style:style style:name="P28" style:family="paragraph" style:parent-style-name="Standard">
      <style:text-properties style:font-name="Helvetica1" fo:font-size="20pt" officeooo:paragraph-rsid="00117b99" style:font-size-asian="20pt" style:font-size-complex="20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Wubiq</text:p>
      <text:p text:style-name="P10">Remote Printing Test Page.</text:p>
      <text:p text:style-name="P11">Page: <text:page-number text:select-page="current">1</text:page-number></text:p>
      <text:p text:style-name="P12">Free your printing. Wubiq: Ubiquituous printing from anywhere to everywhere.</text:p>
      <text:p text:style-name="P9"/>
      <text:p text:style-name="P9">You should see a list of text lines followed by a colored chart.</text:p>
      <text:p text:style-name="P9"/>
      <text:p text:style-name="P13">wubiq print environment for groups.</text:p>
      <text:p text:style-name="P14">wubiq print environment for groups.</text:p>
      <text:p text:style-name="P9"><text:span text:style-name="T1">wubiq print environment for groups.</text:span></text:p>
      <text:p text:style-name="P15">wubiq print environment for groups.</text:p>
      <text:p text:style-name="P16">wubiq print environment for groups.</text:p>
      <text:p text:style-name="P26"/>
      <text:p text:style-name="P28">wubiq print environment for groups.</text:p>
      <text:p text:style-name="P27"/>
      <text:p text:style-name="P28">wubiq print environment for groups.</text:p>
      <text:p text:style-name="P27"/>
      <text:p text:style-name="P27"/>
      <text:p text:style-name="P28">wubiq print environment for grou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Regular" style:font-family-generic="swiss" style:font-pitch="variable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in" style:contextual-spacing="false" fo:text-align="center" style:justify-single-word="false" fo:keep-with-next="always"/>
      <style:text-properties style:font-name="DejaVu Sans Bold" fo:font-family="'DejaVu Sans Bold'" style:font-style-name="Bold" style:font-family-generic="swiss" style:font-pitch="variable" fo:font-size="16pt" fo:font-weight="bold" style:font-name-asian="Arial1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5.5in" style:num-format="1" style:print-orientation="portrait" fo:margin-top="0.25in" fo:margin-bottom="0.5598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3T17:00:12</meta:creation-date>
    <dc:date>2014-10-04T15:20:11.887820000</dc:date>
    <meta:editing-duration>PT8H5M22S</meta:editing-duration>
    <meta:editing-cycles>25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13" meta:word-count="70" meta:character-count="458" meta:non-whitespace-character-count="401"/>
  </office:meta>
</office:document-meta>
</file>